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pical suburbia. Two-story villas with garages, perfect lawns and white fences neatly lined up along a small asphalt road. Game starts out an early summer morning, bright and shiny. </text:p>
      <text:p text:style-name="Standard">The protagonist lives in one of these neat little boxes, normally working as a detective at a local private eye agency. Not only is business slow, the protagonist has also skipped work the past few weeks. This because his family of wife and two kids recently left him and moved to their grandparents a two hour drive away. His wife, Clara, could not stand his line of work with the irregular hours and shady dealings. Out of boredom and not wanting to go back to work, the protagonist follows a kid named Jenny down to the local elementary school to investigate sightings of mysterious characters in the school att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3.5$Windows_x86 LibreOffice_project/dc9775d-05ecbee-0851ad3-1586698-727bf66</meta:generator>
    <dc:date>2012-04-03T14:31:17.91</dc:date>
    <meta:document-statistic meta:table-count="0" meta:image-count="0" meta:object-count="0" meta:page-count="1" meta:paragraph-count="2" meta:word-count="138" meta:character-count="801" meta:non-whitespace-character-count="663"/>
    <meta:user-defined meta:name="Info 1"/>
    <meta:user-defined meta:name="Info 2"/>
    <meta:user-defined meta:name="Info 3"/>
    <meta:user-defined meta:name="Info 4"/>
  </office:meta>
</office:document-meta>
</file>